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co3" style:family="table-column">
      <style:table-column-properties fo:break-before="auto" style:column-width="501.7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120.81pt"/>
    </style:style>
    <style:style style:name="co6" style:family="table-column">
      <style:table-column-properties fo:break-before="auto" style:column-width="112.31pt"/>
    </style:style>
    <style:style style:name="co7" style:family="table-column">
      <style:table-column-properties fo:break-before="auto" style:column-width="43.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6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dddddd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99"/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3d2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f58220" style:font-name="Liberation Sans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ublications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alysis Multifiber Data</text:p>
          </table:table-cell>
          <table:table-cell office:value-type="string" calcext:value-type="string">
            <text:p>Section in Yaroslav’s publicatio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y of FC for NeuroOptics</text:p>
          </table:table-cell>
          <table:table-cell office:value-type="string" calcext:value-type="string">
            <text:p>My own publication</text:p>
          </table:table-cell>
        </table:table-row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1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simple model resembling a brain to choose to study ground truth TE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are the expected T1 and T2 errors in FC of Yaro data?</text:p>
          </table:table-cell>
        </table:table-row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2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Comparison of methods: CORR, SPR, GC, TE, ...</text:p>
          </table:table-cell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FC: Effects of Experimental Design:</text:p>
          </table:table-cell>
        </table:table-row>
        <table:table-row table:style-name="ro2">
          <table:table-cell/>
          <table:table-cell office:value-type="string" calcext:value-type="string">
            <text:p>2.2.1</text:p>
          </table:table-cell>
          <table:table-cell/>
          <table:table-cell office:value-type="string" calcext:value-type="string">
            <text:p>* Noise</text:p>
          </table:table-cell>
        </table:table-row>
        <table:table-row table:style-name="ro2">
          <table:table-cell/>
          <table:table-cell office:value-type="string" calcext:value-type="string">
            <text:p>2.2.2</text:p>
          </table:table-cell>
          <table:table-cell/>
          <table:table-cell office:value-type="string" calcext:value-type="string">
            <text:p>* GCAMP conv</text:p>
          </table:table-cell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/>
          <table:table-cell office:value-type="string" calcext:value-type="string">
            <text:p>* Scanning average</text:p>
          </table:table-cell>
        </table:table-row>
        <table:table-row table:style-name="ro2">
          <table:table-cell/>
          <table:table-cell office:value-type="string" calcext:value-type="string">
            <text:p>2.2.4</text:p>
          </table:table-cell>
          <table:table-cell/>
          <table:table-cell office:value-type="string" calcext:value-type="string">
            <text:p>* Time-binning</text:p>
          </table:table-cell>
        </table:table-row>
        <table:table-row table:style-name="ro2">
          <table:table-cell/>
          <table:table-cell office:value-type="string" calcext:value-type="string">
            <text:p>2.2.5</text:p>
          </table:table-cell>
          <table:table-cell/>
          <table:table-cell office:value-type="string" calcext:value-type="string">
            <text:p>* Dendritic &amp; Axonal contributions</text:p>
          </table:table-cell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FC: Effects of Neuronal Assumptions:</text:p>
          </table:table-cell>
        </table:table-row>
        <table:table-row table:style-name="ro3">
          <table:table-cell/>
          <table:table-cell office:value-type="string" calcext:value-type="string">
            <text:p>2.3.1</text:p>
          </table:table-cell>
          <table:table-cell/>
          <table:table-cell office:value-type="string" calcext:value-type="string">
            <text:p>* Ensemble Size</text:p>
          </table:table-cell>
        </table:table-row>
        <table:table-row table:style-name="ro3">
          <table:table-cell/>
          <table:table-cell office:value-type="string" calcext:value-type="string">
            <text:p>2.3.2</text:p>
          </table:table-cell>
          <table:table-cell/>
          <table:table-cell office:value-type="string" calcext:value-type="string">
            <text:p>* Ensemble Coherence</text:p>
          </table:table-cell>
        </table:table-row>
        <table:table-row table:style-name="ro3">
          <table:table-cell/>
          <table:table-cell office:value-type="string" calcext:value-type="string">
            <text:p>2.3.3</text:p>
          </table:table-cell>
          <table:table-cell/>
          <table:table-cell office:value-type="string" calcext:value-type="string">
            <text:p>* Lag, Info Speed, Geometric Arrangement</text:p>
          </table:table-cell>
        </table:table-row>
        <table:table-row table:style-name="ro3">
          <table:table-cell/>
          <table:table-cell office:value-type="string" calcext:value-type="string">
            <text:p>2.3.4</text:p>
          </table:table-cell>
          <table:table-cell/>
          <table:table-cell office:value-type="string" calcext:value-type="string">
            <text:p>* Input type</text:p>
          </table:table-cell>
        </table:table-row>
      </table:table>
      <table:table table:name="TODO-Publication 1" table:style-name="ta1"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2" table:default-cell-style-name="ce17"/>
        <table:table-column table:style-name="co8" table:default-cell-style-name="ce17"/>
        <table:table-column table:style-name="co9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Task</text:p>
          </table:table-cell>
          <table:table-cell table:style-name="ce9" office:value-type="string" calcext:value-type="string">
            <text:p>SubTask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Effort</text:p>
          </table:table-cell>
          <table:table-cell table:style-name="ce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Simulation - sanity tests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esign a minimal set of elementary problems that should convince us that the measure work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Pure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Time-uncorrelated signal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LPF – Sub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Pure noise on ms timescale convolved with GCaMP, then downsampled to 200m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Corr</text:p>
          </table:table-cell>
          <table:table-cell table:style-name="Default"/>
          <table:table-cell table:number-columns-repeated="2"/>
          <table:table-cell office:value-type="string" calcext:value-type="string">
            <text:p>??? Ask Yaro what is the typical slow component in the signal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S – Pure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 bunch of nodes connected sequentially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S – LPF – Sub</text:p>
          </table:table-cell>
          <table:table-cell table:style-name="Default"/>
          <table:table-cell table:number-columns-repeated="2"/>
          <table:table-cell office:value-type="string" calcext:value-type="string">
            <text:p>Introduce lag between nodes. LPF-SUB their signals. Then noise-propagation should not be visible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rial-resample</text:p>
          </table:table-cell>
          <table:table-cell table:style-name="Default"/>
          <table:table-cell table:number-columns-repeated="2"/>
          <table:table-cell office:value-type="string" calcext:value-type="string">
            <text:p>Arrange data into short trials and analyse 3D matrix [nTrial x TE_lag x nChannel]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?? - DynConn</text:p>
          </table:table-cell>
          <table:table-cell table:style-name="Default"/>
          <table:table-cell table:number-columns-repeated="2"/>
          <table:table-cell office:value-type="string" calcext:value-type="string">
            <text:p>A model where FC changes over time, and it is clear what ground truth FC is at any moment in time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Analysis – cod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DTxl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Install, verify works on sanity-check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IfTy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Install, verify works on sanity-check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rossCorr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table:style-name="Default" office:value-type="string" calcext:value-type="string">
            <text:p>Impl, verify works (or fails) on sanity-check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ossSpear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table:style-name="Default" office:value-type="string" calcext:value-type="string">
            <text:p>Impl, verify works (or fails) on sanity-checks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Model – </text:span>MeanField</text:p>
          </table:table-cell>
          <table:table-cell table:number-columns-repeated="3"/>
          <table:table-cell office:value-type="string" calcext:value-type="string">
            <text:p>Are there simple meanfield models that can implement synchrony, lag, multi-region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Model – </text:span>Kuramoto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What exactly is FC for Kuramoto, are we 100% sure it is the connectivity matrix, or does it depend on regime? How do people compute synchronization (fano factor)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Model – </text:span>Mesoscopic</text:p>
          </table:table-cell>
          <table:table-cell table:number-columns-repeated="3"/>
          <table:table-cell office:value-type="string" calcext:value-type="string">
            <text:p>Summary of single region publications (e.g. Brunel), and multi-region.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Model – </text:span>Multiregion</text:p>
          </table:table-cell>
          <table:table-cell table:number-columns-repeated="3"/>
          <table:table-cell office:value-type="string" calcext:value-type="string">
            <text:p>How do people deal with signal attenuation in forwards-connected networks?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Analysis – TE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<text:span text:style-name="T1">Understand what are known potential</text:span> limits/pitfalls of TE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FuncConn – Biological</text:p>
          </table:table-cell>
          <table:table-cell table:number-columns-repeated="3"/>
          <table:table-cell office:value-type="string" calcext:value-type="string">
            <text:p>What is known about FC in general. For example, what are typical PSD for FC between two region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Simulation – fina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irection</text:p>
          </table:table-cell>
          <table:table-cell table:number-columns-repeated="3"/>
          <table:table-cell table:style-name="ce29" office:value-type="string" calcext:value-type="string" table:number-columns-spanned="6" table:number-rows-spanned="1">
            <text:p>Based on literature, decide if to use MeanField, Kuramoto or Mesoscopic model to simulate the experiment </text:p>
          </table:table-cell>
          <table:covered-table-cell table:number-columns-repeated="5"/>
          <table:table-cell table:number-columns-repeated="1012"/>
        </table:table-row>
        <table:table-row table:style-name="ro1">
          <table:table-cell/>
          <table:table-cell table:style-name="ce22"/>
          <table:table-cell table:style-name="ce23" office:value-type="string" calcext:value-type="string">
            <text:p>Impl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Must include mesoscopic time-data, input, and “true” FC we are trying to estimate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* input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Adequate input comparable to that in real experiment (constant vs frequency)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<text:span text:style-name="T1">* </text:span>Param: Lag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What adequate lag between connected regions should I choose?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* Param: N-timescale, PSD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Should the communication happen on one or multiple timescales? What adequate PSD should I aim to get between regions? 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<text:span text:style-name="T1">* </text:span>Param: Synch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What adequate synchronization constant should I choose?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<text:span text:style-name="T1">* </text:span>Param: “true” FC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Choose what is going to represent the true Functional Connectivity for the model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office:value-type="string" calcext:value-type="string">
            <text:p>Run model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Generate brain-like activity for several connectivity matrices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office:value-type="string" calcext:value-type="string">
            <text:p>Compute model TE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Use both libraries. Compare results. Compare FC to true, estimate T1 and T2 errors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/>
          <table:table-cell table:style-name="ce23"/>
          <table:table-cell table:style-name="ce28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al Data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Read Yaro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Ensure I can read it with python and Matlab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alysis all methods</text:p>
          </table:table-cell>
          <table:table-cell table:number-columns-repeated="3"/>
          <table:table-cell office:value-type="string" calcext:value-type="string">
            <text:p>??? Ask what is a good minimal comparison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erify NIfTy</text:p>
          </table:table-cell>
          <table:table-cell table:style-name="Default"/>
          <table:table-cell table:number-columns-repeated="2"/>
          <table:table-cell office:value-type="string" calcext:value-type="string">
            <text:p>Check we get same result as Yaro</text:p>
          </table:table-cell>
          <table:table-cell table:number-columns-repeated="1017"/>
        </table:table-row>
        <table:table-row table:style-name="ro1">
          <table:table-cell/>
          <table:table-cell table:style-name="ce23" table:number-columns-repeated="3"/>
          <table:table-cell table:style-name="ce28" table:number-columns-repeated="3"/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 table:number-columns-spanned="6" table:number-rows-spanned="1">
            <text:p>Extensions</text:p>
          </table:table-cell>
          <table:covered-table-cell table:number-columns-repeated="2" table:style-name="ce30"/>
          <table:covered-table-cell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rameter stability analysis</text:p>
          </table:table-cell>
          <table:table-cell table:number-columns-repeated="4"/>
          <table:table-cell office:value-type="string" calcext:value-type="string">
            <text:p>What parameters should I sweep to be “good enough” for this publication, if any?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09:35:48.659692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55:37.963367569</meta:creation-date>
    <dc:date>2019-01-30T10:03:18.993816087</dc:date>
    <meta:editing-duration>PT3H46M</meta:editing-duration>
    <meta:editing-cycles>14</meta:editing-cycles>
    <meta:generator>LibreOffice/6.0.7.3$Linux_X86_64 LibreOffice_project/00m0$Build-3</meta:generator>
    <meta:document-statistic meta:table-count="2" meta:cell-count="131" meta:object-count="0"/>
  </office:meta>
</office:document-meta>
</file>